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110" table:style-name="ce1">
            <text:p>110</text:p>
          </table:table-cell>
          <table:table-cell office:value-type="float" office:value="61" table:style-name="ce1">
            <text:p>61</text:p>
          </table:table-cell>
          <table:table-cell office:value-type="float" office:value="540" table:style-name="ce1">
            <text:p>54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142" table:style-name="ce1">
            <text:p>142</text:p>
          </table:table-cell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132" table:style-name="ce1">
            <text:p>132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124" table:style-name="ce1">
            <text:p>124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95" table:style-name="ce1">
            <text:p>95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85" table:style-name="ce1">
            <text:p>85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71" table:style-name="ce1">
            <text:p>71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39" table:style-name="ce1">
            <text:p>139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126" table:style-name="ce1">
            <text:p>126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48:25Z</dc:date>
    <meta:editing-duration>PT0S</meta:editing-duration>
  </office:meta>
</office:document-meta>
</file>